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justify" style:justify-single-word="false"/>
      <style:text-properties fo:language="en" fo:country="G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language="en" fo:country="GB"/>
    </style:style>
    <style:style style:name="P5" style:family="paragraph" style:parent-style-name="Text_20_body">
      <style:paragraph-properties fo:text-align="justify" style:justify-single-word="false"/>
      <style:text-properties fo:language="en" fo:country="GB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inciple 2: Composition and Competency of the Board and delegation through the use of sub-committees</text:p>
      <text:p text:style-name="P3"/>
      <text:p text:style-name="P5"><text:span text:style-name="T1">23. </text:span><text:tab/>Board members should have sufficient capacity to deal diligently and thoroughly with their <text:tab/>duties <text:tab/>and responsibilities. Where an employer has the power to appoint board members in <text:tab/>terms of the rules of the fund, the employer should use this power appropriately to ensure that <text:tab/>the board has, as far as possible, the necessary skills. To minimise conflict of interest, the <text:tab/>employer should preferably not appoint persons to the board who would otherwise be involved <text:tab/>in decisions on behalf of the employer in respect of the fund. In umbrella funds, preservation <text:tab/>and retirement annuity funds, the credentials of independent board members should be verified <text:tab/>with the various regulatory authorities and/ or licensing institutions to ensure that the <text:tab/>independent board members appointed to the board have the necessary fitness and propriety and <text:tab/>skills to exercise their governance responsibilities.</text:p>
      <text:p text:style-name="P4"/>
      <text:p text:style-name="P5"><text:span text:style-name="T1">24. </text:span><text:tab/>Large funds may benefit from professional trustees, namely independent board members from a <text:tab/>particular profession such as registered attorneys, actuaries and chartered accountants where the <text:tab/>costs are justified. It is recommended that at least 50% of the board of multiple-employer <text:tab/>(umbrella) funds and retirement annuity and preservation funds should be independent.</text:p>
      <text:p text:style-name="P4"/>
      <text:p text:style-name="P2"><text:span text:style-name="T1">25.</text:span><text:tab/>Independent board member should not be employees of the employer participating in the fund <text:tab/>and neither should they be controlled by, or in common control with the employer, the <text:tab/>administrator or the sponsor of the fund. The independent board member should preferably not <text:tab/>provide any other services to the fund or the employer or the sponsor, other than serving as a <text:tab/>trustee to the fund. Any variations should be dealt with in the registered rules of the fund or in <text:tab/>the code of conduct.</text:p>
      <text:p text:style-name="P1"/>
      <text:p text:style-name="P5"><text:span text:style-name="T1">26.</text:span><text:tab/>Sub-committees of the board may be established to exercise a specific oversight responsibility <text:tab/>or to carry out, where the rules of the fund permit it, any board-delegated responsibility. Any <text:tab/>such sub-committee should have an appropriate written mandate which sets out clearly its <text:tab/>functions, scope and authority, as well as the criteria or membership requirements.</text:p>
      <text:p text:style-name="P4"/>
      <text:p text:style-name="P5"><text:span text:style-name="T1">27.</text:span><text:tab/>Clear terms of reference should be set by the board for the sub-committees which should be <text:tab/>adhered to at all times. Sub-committees should operate within the set parameters.</text:p>
      <text:p text:style-name="P4"/>
      <text:p text:style-name="P5"><text:span text:style-name="T1">28.</text:span><text:tab/>The sub-committees appropriate for each fund will vary from fund to fund but may include, <text:tab/>amongst others</text:p>
      <text:p text:style-name="P4"/>
      <text:p text:style-name="P4"><text:tab/><text:span text:style-name="T1">28.1.</text:span><text:tab/>an audit and administration sub-committee;</text:p>
      <text:p text:style-name="P4"><text:tab/><text:span text:style-name="T1">28.2.</text:span><text:tab/>an investment sub-committee:</text:p>
      <text:p text:style-name="P4"><text:tab/><text:span text:style-name="T1">28.3.</text:span><text:tab/>a legal sub-committee;</text:p>
      <text:p text:style-name="P4"><text:soft-page-break/><text:tab/><text:span text:style-name="T1">28.4.</text:span><text:tab/>a communication and education sub-committee;</text:p>
      <text:p text:style-name="P4"><text:tab/><text:span text:style-name="T1">28.5.</text:span><text:tab/>a risk benefits sub-committee dealing with death and disability benefits;</text:p>
      <text:p text:style-name="P4"><text:span text:style-name="T1"><text:tab/>28.6.</text:span><text:tab/>an actuarial sub-committee in the case of a defined benefit fund.</text:p>
      <text:p text:style-name="P4"/>
      <text:p text:style-name="P5"><text:span text:style-name="T1">29.</text:span><text:tab/>Each sub-committee should be required to advise the board on risks relating to the functions to <text:tab/>be performed by that sub-committee, and the process or controls necessary to mitigate that risk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14:32:44</meta:creation-date>
    <dc:date>2012-07-19T09:38:19</dc:date>
    <dc:creator>Steven Fourie</dc:creator>
    <meta:editing-duration>PT2H6M27S</meta:editing-duration>
    <meta:editing-cycles>14</meta:editing-cycles>
    <meta:generator>LibreOffice/3.5$Linux_X86_64 LibreOffice_project/350m1$Build-3</meta:generator>
    <meta:document-statistic meta:table-count="0" meta:image-count="0" meta:object-count="0" meta:page-count="2" meta:paragraph-count="14" meta:word-count="466" meta:character-count="3041" meta:non-whitespace-character-count="2557"/>
  </office:meta>
</office:document-meta>
</file>